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 Slab" svg:font-family="'Roboto Slab', sans-serif"/>
    <style:font-face style:name="Roboto" svg:font-family="Roboto, sans-serif"/>
    <style:font-face style:name="inherit" svg:font-family="inherit"/>
    <style:font-face style:name="Lucida Sans1" svg:font-family="'Lucida Sans'" style:font-family-generic="swiss"/>
    <style:font-face style:name="Alef" svg:font-family="Alef" style:font-pitch="variable"/>
    <style:font-face style:name="Amiri" svg:font-family="Amiri" style:font-pitch="variable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text-properties officeooo:paragraph-rsid="0015830f"/>
    </style:style>
    <style:style style:name="P6" style:family="paragraph" style:parent-style-name="Heading_20_2" style:list-style-name="L5">
      <style:text-properties officeooo:paragraph-rsid="0015830f"/>
    </style:style>
    <style:style style:name="P7" style:family="paragraph" style:parent-style-name="Heading_20_3">
      <style:paragraph-properties fo:text-align="start" style:justify-single-word="false"/>
      <style:text-properties fo:font-variant="normal" fo:text-transform="none" fo:color="#333333" style:font-name="Calibri Light" fo:font-size="12pt" fo:letter-spacing="normal" fo:font-style="normal" style:text-underline-style="solid" style:text-underline-width="auto" style:text-underline-color="font-color" fo:font-weight="normal" officeooo:rsid="0011ac66" officeooo:paragraph-rsid="0011ac6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lgerian" fo:font-size="28pt" fo:font-style="italic" fo:font-weight="bold" officeooo:rsid="0011aaae" officeooo:paragraph-rsid="0011aaae" style:font-size-asian="28pt" style:font-style-asian="italic" style:font-weight-asian="bold" style:font-size-complex="28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lgerian" fo:font-size="20pt" fo:font-style="normal" fo:font-weight="bold" officeooo:rsid="0011aaae" officeooo:paragraph-rsid="0011aaae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lgerian" fo:font-size="20pt" fo:font-style="italic" fo:font-weight="normal" officeooo:rsid="0011ac66" officeooo:paragraph-rsid="0011ac66" style:font-size-asian="20pt" style:font-style-asian="italic" style:font-weight-asian="normal" style:font-size-complex="2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lgerian" fo:font-size="16pt" fo:font-style="italic" fo:font-weight="normal" officeooo:rsid="0012ec30" officeooo:paragraph-rsid="0012ec30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 Light" fo:font-size="12pt" fo:font-style="normal" fo:font-weight="normal" officeooo:rsid="0011ac66" officeooo:paragraph-rsid="0011ac6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 Light" fo:font-size="12pt" fo:font-style="normal" officeooo:rsid="0012ec30" officeooo:paragraph-rsid="0012ec30" style:font-size-asian="12pt" style:font-style-asian="normal" style:font-size-complex="12pt" style:font-style-complex="normal"/>
    </style:style>
    <style:style style:name="P14" style:family="paragraph" style:parent-style-name="Text_20_body">
      <style:text-properties fo:font-size="13pt" style:font-size-asian="11.3500003814697pt" style:font-size-complex="13pt"/>
    </style:style>
    <style:style style:name="P15" style:family="paragraph" style:parent-style-name="Text_20_body">
      <style:text-properties style:font-name="Calibri Light" fo:font-size="13pt" fo:font-style="italic" fo:font-weight="normal" officeooo:rsid="0014144a" officeooo:paragraph-rsid="0014144a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text-properties style:font-name="Calibri Light" fo:font-size="12pt" style:font-size-asian="10.5pt" style:font-size-complex="12pt"/>
    </style:style>
    <style:style style:name="P17" style:family="paragraph" style:parent-style-name="Text_20_body" style:list-style-name="L6">
      <style:text-properties style:font-name="Calibri Light" fo:font-size="12pt" officeooo:rsid="0015830f" officeooo:paragraph-rsid="0015830f" style:font-size-asian="12pt" style:font-size-complex="12pt"/>
    </style:style>
    <style:style style:name="P18" style:family="paragraph" style:parent-style-name="Text_20_body" style:list-style-name="L6">
      <style:text-properties style:font-name="Calibri Light" fo:font-size="12pt" officeooo:rsid="0015cdec" officeooo:paragraph-rsid="0015cdec" style:font-size-asian="12pt" style:font-size-complex="12pt"/>
    </style:style>
    <style:style style:name="P19" style:family="paragraph" style:parent-style-name="Text_20_body">
      <style:text-properties style:font-name="Calibri Light" fo:font-size="12pt" officeooo:rsid="0015cdec" officeooo:paragraph-rsid="0015cdec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677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alibri Light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alibri Light" fo:font-size="10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alibri Light" fo:font-size="10pt" fo:letter-spacing="normal" fo:font-style="normal" fo:font-weight="normal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677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dec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2ec30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a74d1" style:font-name-asian="Microsoft YaHei" style:font-style-asian="normal" style:font-weight-asian="bold" style:font-name-complex="Lucida Sans" style:font-style-complex="normal" style:font-weight-complex="bold"/>
    </style:style>
    <style:style style:name="T6" style:family="text">
      <style:text-properties fo:font-variant="normal" fo:text-transform="none" fo:color="#444444" style:font-name="Calibri Light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13c4a5" style:text-line-through-style="none" style:text-line-through-type="none" style:font-name="Calibri Light" fo:font-size="10pt" fo:letter-spacing="normal" fo:font-style="normal" style:text-underline-style="none" fo:font-weight="normal" style:text-blinking="false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ac66" style:font-weight-asian="bold" style:font-weight-complex="bold"/>
    </style:style>
    <style:style style:name="T10" style:family="text">
      <style:text-properties style:font-name="Liberation Sans" fo:font-size="16.1000003814697pt" fo:font-style="normal" fo:font-weight="bold" officeooo:rsid="0011aaae" style:font-name-asian="Microsoft YaHei" style:font-size-asian="16.1000003814697pt" style:font-style-asian="normal" style:font-weight-asian="bold" style:font-name-complex="Lucida Sans" style:font-size-complex="16.1000003814697pt" style:font-style-complex="normal" style:font-weight-complex="bold"/>
    </style:style>
    <style:style style:name="T11" style:family="text">
      <style:text-properties style:font-name="Liberation Sans" fo:font-size="16.1000003814697pt" fo:font-style="normal" fo:font-weight="bold" officeooo:rsid="0015830f" style:font-name-asian="Microsoft YaHei" style:font-size-asian="16.1000003814697pt" style:font-style-asian="normal" style:font-weight-asian="bold" style:font-name-complex="Lucida Sans" style:font-size-complex="16.1000003814697pt" style:font-style-complex="normal" style:font-weight-complex="bold"/>
    </style:style>
    <style:style style:name="T12" style:family="text">
      <style:text-properties style:font-name="Liberation Sans" fo:font-size="16.1000003814697pt" fo:font-style="normal" fo:font-weight="bold" officeooo:rsid="001a74d1" style:font-name-asian="Microsoft YaHei" style:font-size-asian="16.1000003814697pt" style:font-style-asian="normal" style:font-weight-asian="bold" style:font-name-complex="Lucida Sans" style:font-size-complex="16.1000003814697pt" style:font-style-complex="normal" style:font-weight-complex="bold"/>
    </style:style>
    <style:style style:name="T13" style:family="text">
      <style:text-properties style:font-name="Liberation Sans" fo:font-size="18.2000007629395pt" fo:font-style="normal" fo:font-weight="bold" officeooo:rsid="0011aaae" style:font-name-asian="Microsoft YaHei" style:font-size-asian="18.2000007629395pt" style:font-style-asian="normal" style:font-weight-asian="bold" style:font-name-complex="Lucida Sans" style:font-size-complex="18.2000007629395pt" style:font-style-complex="normal" style:font-weight-complex="bold"/>
    </style:style>
    <style:style style:name="T14" style:family="text">
      <style:text-properties style:font-name="Liberation Sans" fo:font-size="18.2000007629395pt" fo:font-style="normal" fo:font-weight="bold" officeooo:rsid="0015830f" style:font-name-asian="Microsoft YaHei" style:font-size-asian="18.2000007629395pt" style:font-style-asian="normal" style:font-weight-asian="bold" style:font-name-complex="Lucida Sans" style:font-size-complex="18.2000007629395pt" style:font-style-complex="normal" style:font-weight-complex="bold"/>
    </style:style>
    <style:style style:name="T15" style:family="text">
      <style:text-properties style:font-name="Calibri Light" fo:font-size="12pt" fo:font-style="normal" fo:font-weight="normal" officeooo:rsid="0015830f" style:font-name-asian="Microsoft YaHei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T16" style:family="text">
      <style:text-properties style:font-name="Calibri Light" fo:font-size="12pt" fo:font-style="normal" fo:font-weight="bold" officeooo:rsid="001a74d1" style:font-name-asian="Microsoft YaHei" style:font-size-asian="10.5pt" style:font-style-asian="normal" style:font-weight-asian="bold" style:font-name-complex="Lucida Sans" style:font-size-complex="12pt" style:font-style-complex="normal" style:font-weight-complex="bold"/>
    </style:style>
    <style:style style:name="T17" style:family="text">
      <style:text-properties style:font-name="Calibri Light" fo:font-size="12pt" fo:font-style="italic" fo:font-weight="normal" officeooo:rsid="001a74d1" style:font-name-asian="Microsoft YaHei" style:font-size-asian="10.5pt" style:font-style-asian="italic" style:font-weight-asian="normal" style:font-name-complex="Lucida Sans" style:font-size-complex="12pt" style:font-style-complex="italic" style:font-weight-complex="normal"/>
    </style:style>
    <style:style style:name="T18" style:family="text">
      <style:text-properties officeooo:rsid="001a74d1"/>
    </style:style>
    <style:style style:name="T19" style:family="text">
      <style:text-properties fo:font-style="italic" fo:font-weight="normal" officeooo:rsid="001a74d1" style:font-name-asian="Microsoft YaHei" style:font-style-asian="italic" style:font-weight-asian="normal" style:font-name-complex="Lucida Sans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RRUPTED</text:p>
      <text:p text:style-name="P10">(version 0.0.1, MAJ : 12/11/2022)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6">
            <text:index-source-style text:style-name="Heading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<text:a xlink:type="simple" xlink:href="#__RefHeading___Toc446_2232751564" text:style-name="Index_20_Link" text:visited-style-name="Index_20_Link">1) Présentation<text:tab/>2</text:a></text:p>
          <text:p text:style-name="P2"><text:a xlink:type="simple" xlink:href="#__RefHeading___Toc448_2232751564" text:style-name="Index_20_Link" text:visited-style-name="Index_20_Link">1.1) Licence<text:tab/>2</text:a></text:p>
          <text:p text:style-name="P3"><text:a xlink:type="simple" xlink:href="#__RefHeading___Toc450_2232751564" text:style-name="Index_20_Link" text:visited-style-name="Index_20_Link">Creative Commons BY-NC-ND<text:tab/>2</text:a></text:p>
          <text:p text:style-name="P2"><text:a xlink:type="simple" xlink:href="#__RefHeading___Toc452_2232751564" text:style-name="Index_20_Link" text:visited-style-name="Index_20_Link">1.2) Équipe de développement<text:tab/>2</text:a></text:p>
          <text:p text:style-name="P2"><text:a xlink:type="simple" xlink:href="#__RefHeading___Toc454_2232751564" text:style-name="Index_20_Link" text:visited-style-name="Index_20_Link">1.3) Outils et langages<text:tab/>2</text:a></text:p>
          <text:p text:style-name="P2"><text:a xlink:type="simple" xlink:href="#__RefHeading___Toc456_2232751564" text:style-name="Index_20_Link" text:visited-style-name="Index_20_Link">1.4) Remerciements<text:tab/>2</text:a></text:p>
          <text:p text:style-name="P1"><text:a xlink:type="simple" xlink:href="#__RefHeading___Toc458_2232751564" text:style-name="Index_20_Link" text:visited-style-name="Index_20_Link">2</text:a><text:a xlink:type="simple" xlink:href="#__RefHeading___Toc458_2232751564" text:style-name="Index_20_Link" text:visited-style-name="Index_20_Link">) Versions et mises à jour</text:a><text:a xlink:type="simple" xlink:href="#__RefHeading___Toc458_2232751564" text:style-name="Index_20_Link" text:visited-style-name="Index_20_Link"><text:tab/>3</text:a></text:p>
          <text:p text:style-name="P1"><text:a xlink:type="simple" xlink:href="#__RefHeading___Toc460_2232751564" text:style-name="Index_20_Link" text:visited-style-name="Index_20_Link">3) </text:a><text:a xlink:type="simple" xlink:href="#__RefHeading___Toc460_2232751564" text:style-name="Index_20_Link" text:visited-style-name="Index_20_Link">C</text:a><text:a xlink:type="simple" xlink:href="#__RefHeading___Toc460_2232751564" text:style-name="Index_20_Link" text:visited-style-name="Index_20_Link">oncept</text:a><text:a xlink:type="simple" xlink:href="#__RefHeading___Toc460_2232751564" text:style-name="Index_20_Link" text:visited-style-name="Index_20_Link"><text:tab/>4</text:a></text:p>
          <text:p text:style-name="P2"><text:a xlink:type="simple" xlink:href="#__RefHeading___Toc462_2232751564" text:style-name="Index_20_Link" text:visited-style-name="Index_20_Link">3.1) </text:a><text:a xlink:type="simple" xlink:href="#__RefHeading___Toc462_2232751564" text:style-name="Index_20_Link" text:visited-style-name="Index_20_Link">I</text:a><text:a xlink:type="simple" xlink:href="#__RefHeading___Toc462_2232751564" text:style-name="Index_20_Link" text:visited-style-name="Index_20_Link">ntention</text:a><text:a xlink:type="simple" xlink:href="#__RefHeading___Toc462_2232751564" text:style-name="Index_20_Link" text:visited-style-name="Index_20_Link"><text:tab/>4</text:a></text:p>
        </text:index-body>
      </text:table-of-content>
      <text:p text:style-name="P9"/>
      <text:h text:style-name="P4" text:outline-level="1"><text:bookmark-start text:name="__RefHeading___Toc446_2232751564"/>1) Présentation<text:bookmark-end text:name="__RefHeading___Toc446_2232751564"/></text:h>
      <text:h text:style-name="Heading_20_2" text:outline-level="2"><text:bookmark-start text:name="__RefHeading___Toc448_2232751564"/>1.1) Licence<text:bookmark-end text:name="__RefHeading___Toc448_2232751564"/></text:h>
      <text:h text:style-name="P7" text:outline-level="3"><text:bookmark-start text:name="__RefHeading___Toc450_2232751564"/>Creative Commons BY-NC-ND<text:bookmark-end text:name="__RefHeading___Toc450_2232751564"/></text:h>
      <text:p text:style-name="P20">Attribution – Pas d’Utilisation Commerciale – Pas de Modification 4.0 International</text:p>
      <text:p text:style-name="P20">Vous êtes autorisé à :</text:p>
      <text:list xml:id="list3391051140" text:style-name="L1">
        <text:list-item>
          <text:p text:style-name="P21"><text:s/>Partager — copier, distribuer et communiquer le matériel par tous moyens et sous tous formats</text:p>
        </text:list-item>
      </text:list>
      <text:p text:style-name="P20">L’Offrant ne peut retirer les autorisations concédées par la licence tant que vous appliquez les termes de cette licence.</text:p>
      <text:p text:style-name="P20">Selon les conditions suivantes :</text:p>
      <text:list xml:id="list1342945858" text:style-name="L2">
        <text:list-item>
          <text:p text:style-name="P22"><text:s/>Attribution — Vous devez créditer l’Œuvre, intégrer un lien vers la licence et indiquer si des modifications ont été effectuées à l’Œuvre. Vous devez indiquer ces informations par tous les moyens raisonnables, sans toutefois suggérer que l’Offrant vous soutient ou soutient la façon dont vous avez utilisé son Œuvre.</text:p>
        </text:list-item>
        <text:list-item>
          <text:p text:style-name="P22"><text:s/>Pas d’Utilisation Commerciale — Vous n’êtes pas autorisé à faire un usage commercial de cette Œuvre, tout ou partie du matériel la composant.</text:p>
        </text:list-item>
        <text:list-item>
          <text:p text:style-name="P22"><text:s/>Pas de modifications — Dans le cas où vous effectuez un remix, que vous transformez, ou créez à partir du matériel composant l’Œuvre originale, vous n’êtes pas autorisé à distribuer ou mettre à disposition l’Œuvre modifiée.</text:p>
        </text:list-item>
      </text:list>
      <text:p text:style-name="P20">Pas de restrictions complémentaires — Vous n’êtes pas autorisé à appliquer des conditions légales ou des mesures techniques qui restreindraient légalement autrui à utiliser l’Œuvre dans les conditions décrites par la licence.</text:p>
      <text:p text:style-name="P23"><text:span text:style-name="T6">(Plus d’informations ici : </text:span><text:a xlink:type="simple" xlink:href="https://creativecommons.org/licenses/by-nc-nd/4.0/deed.fr" text:style-name="Internet_20_link" text:visited-style-name="Visited_20_Internet_20_Link"><text:span text:style-name="T7">https://creativecommons.org/licenses/by-nc-nd/4.0/deed.fr</text:span></text:a><text:span text:style-name="T6">)</text:span></text:p>
      <text:p text:style-name="P23"><text:span text:style-name="T6"/></text:p>
      <text:h text:style-name="Heading_20_2" text:outline-level="2"><text:bookmark-start text:name="__RefHeading___Toc452_2232751564"/>1.2) Équipe de développement<text:bookmark-end text:name="__RefHeading___Toc452_2232751564"/></text:h>
      <text:p text:style-name="P16"/>
      <text:p text:style-name="P12">Développeurs et créateurs du projet : <text:span text:style-name="T8">DOMPEY Fabien</text:span> et <text:span text:style-name="T8">Hamonic Kylian</text:span></text:p>
      <text:p text:style-name="P12"><text:span text:style-name="T8"/></text:p>
      <text:h text:style-name="Heading_20_2" text:outline-level="2"><text:bookmark-start text:name="__RefHeading___Toc454_2232751564"/>1.3) Outils et langages<text:bookmark-end text:name="__RefHeading___Toc454_2232751564"/></text:h>
      <text:p text:style-name="P16"/>
      <text:p text:style-name="P13"><text:span text:style-name="T9">U</text:span><text:span text:style-name="T8">nity</text:span><text:span text:style-name="T1"> (Scripts codés en c#), </text:span><text:span text:style-name="T8">Microsoft Visual Studio</text:span><text:span text:style-name="T1">, </text:span><text:span text:style-name="T8">Github</text:span></text:p>
      <text:p text:style-name="P13"><text:span text:style-name="T8"/></text:p>
      <text:h text:style-name="Heading_20_2" text:outline-level="2"><text:bookmark-start text:name="__RefHeading___Toc456_2232751564"/>1.4) Remerciements<text:bookmark-end text:name="__RefHeading___Toc456_2232751564"/></text:h>
      <text:p text:style-name="P11"/>
      <text:p text:style-name="P11"/>
      <text:h text:style-name="P4" text:outline-level="1"><text:bookmark-start text:name="__RefHeading___Toc458_2232751564"/><text:span text:style-name="T4">2</text:span><text:span text:style-name="T3">) Versions et mises à jour</text:span><text:bookmark-end text:name="__RefHeading___Toc458_2232751564"/></text:h>
      <text:p text:style-name="Text_20_body"><text:span text:style-name="T3"/></text:p>
      <text:p text:style-name="P15">12/11/2022 – Version 0.0.1, Création du Projet</text:p>
      <text:h text:style-name="P4" text:outline-level="1"><text:bookmark-start text:name="__RefHeading___Toc460_2232751564"/>3) <text:span text:style-name="T13">C</text:span><text:span text:style-name="T14">oncept</text:span><text:bookmark-end text:name="__RefHeading___Toc460_2232751564"/></text:h>
      <text:h text:style-name="P5" text:outline-level="2">3.1) <text:span text:style-name="T10">I</text:span><text:span text:style-name="T11">ntention</text:span></text:h>
      <text:list xml:id="list3884371714" text:style-name="L5">
        <text:list-item>
          <text:list>
            <text:list-item>
              <text:h text:style-name="P6" text:outline-level="2"><text:span text:style-name="T15">Faire découvrir une histoire fantastique et enrichissante au joueur à travers des décors changeants, des ambiances uniques, des personnages aux caractères bien trempés et de l’exploration</text:span></text:h>
            </text:list-item>
            <text:list-item>
              <text:h text:style-name="P6" text:outline-level="2"><text:span text:style-name="T15">Faire réfléchir sur les dangers potentiels d’une société grandissante et d’une fin proche de la civilisation</text:span></text:h>
            </text:list-item>
          </text:list>
        </text:list-item>
      </text:list>
      <text:h text:style-name="Heading_20_2" text:outline-level="2">3.2) Signalétique</text:h>
      <text:p text:style-name="P14"/>
      <text:list xml:id="list3694107026" text:style-name="L6">
        <text:list-item>
          <text:p text:style-name="P17">Genre : <text:span text:style-name="T1">Dungeon crawler, </text:span><text:span text:style-name="T2">Dungeon-RPG, Plateforme et Puzzle</text:span></text:p>
        </text:list-item>
        <text:list-item>
          <text:p text:style-name="P18"><text:span text:style-name="T8">Nombre de joueurs :</text:span><text:span text:style-name="T1"> Expérience Solo, Création et Partage en ligne(prévue), Multi (à discuter)</text:span></text:p>
        </text:list-item>
        <text:list-item>
          <text:p text:style-name="P18"><text:span text:style-name="T8">Support :</text:span><text:span text:style-name="T1"> Steam (utilisation de la bibliothèque Steamworks)</text:span></text:p>
        </text:list-item>
        <text:list-item>
          <text:p text:style-name="P18"><text:span text:style-name="T8">Cible :</text:span><text:span text:style-name="T1"> Jeunes adultes, joueurs fans de jeux de rôles, core gamers, joueurs de dungeon crawlers</text:span></text:p>
        </text:list-item>
      </text:list>
      <text:p text:style-name="P19"><text:span text:style-name="T1"/></text:p>
      <text:h text:style-name="Heading_20_2" text:outline-level="2">3.3) <text:span text:style-name="T12">Première idée</text:span></text:h>
      <text:p text:style-name="P16"><text:span text:style-name="T5"><text:tab/></text:span></text:p>
      <text:p text:style-name="Text_20_body"><text:span text:style-name="T16"><text:tab/></text:span><text:span text:style-name="T17">Le joueur incarne l’Historien, un personnage mystérieux, capable de voyager entre les mondes à la recherche de nouvelles histoires à conter et transmettre dans son récit. Il rencontrera d’autres personnages à qui il viendra en aide et qui l’aideront dans sa quête et l’accompagneront pendant ses voyages. Quel est ce mal qui entraîne la fin de tous ?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 Slab" svg:font-family="'Roboto Slab', sans-serif"/>
    <style:font-face style:name="Roboto" svg:font-family="Roboto, sans-serif"/>
    <style:font-face style:name="inherit" svg:font-family="inherit"/>
    <style:font-face style:name="Lucida Sans1" svg:font-family="'Lucida Sans'" style:font-family-generic="swiss"/>
    <style:font-face style:name="Alef" svg:font-family="Alef" style:font-pitch="variable"/>
    <style:font-face style:name="Amiri" svg:font-family="Amiri" style:font-pitch="variable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lgerian" fo:font-family="Algerian" style:font-family-generic="decorative" style:font-pitch="variable" fo:font-size="20pt" fo:font-style="normal" fo:font-weight="bold" officeooo:rsid="0011aaae" style:font-size-asian="17.5pt" style:font-style-asian="normal" style:font-weight-asian="bold" style:font-size-complex="20pt" style:font-style-complex="normal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2T11:26:51.849000000</meta:creation-date>
    <dc:date>2022-11-12T13:09:23.919000000</dc:date>
    <meta:editing-duration>PT10M8S</meta:editing-duration>
    <meta:editing-cycles>1</meta:editing-cycles>
    <meta:document-statistic meta:table-count="0" meta:image-count="0" meta:object-count="0" meta:page-count="4" meta:paragraph-count="44" meta:word-count="450" meta:character-count="2930" meta:non-whitespace-character-count="2518"/>
    <meta:generator>LibreOffice/6.3.4.2$Windows_X86_64 LibreOffice_project/60da17e045e08f1793c57c00ba83cdfce946d0aa</meta:generator>
  </office:meta>
</office:document-meta>
</file>